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6.216cm"/>
    </style:style>
    <style:style style:name="co6" style:family="table-column">
      <style:table-column-properties fo:break-before="auto" style:column-width="2.016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 style:data-style-name="N0">
      <style:table-cell-properties fo:background-color="#ffff99"/>
      <style:text-properties fo:language="en" fo:country="US"/>
    </style:style>
    <style:style style:name="ce4" style:family="table-cell" style:parent-style-name="Default" style:data-style-name="N0">
      <style:table-cell-properties fo:background-color="transparent"/>
      <style:text-properties fo:language="en" fo:country="US"/>
    </style:style>
    <style:style style:name="ce5" style:family="table-cell" style:parent-style-name="Default" style:data-style-name="N0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0"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7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6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style-name="ce4" table:formula="oooc:=[.C2]+[.D2]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Empty cells with +</text:p>
          </table:table-cell>
          <table:table-cell office:value-type="string">
            <text:p>+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style-name="ce4" table:formula="oooc:=[.C3]+[.D3]" office:value-type="float" office:value="5">
            <text:p>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ooc:=[.C4]+[.D4]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ooc:=[.C6]*[.D6]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Empty cells with *</text:p>
          </table:table-cell>
          <table:table-cell office:value-type="string">
            <text:p>*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style-name="ce4" table:formula="oooc:=[.C7]*[.D7]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style-name="ce4" table:formula="oooc:=[.C8]*[.D8]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ooc:=PRODUCT([.C10];[.D10])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Empty cells with PRODUCT return 0!</text:p>
          </table:table-cell>
          <table:table-cell office:value-type="string">
            <text:p>PRODUCT</text:p>
          </table:table-cell>
          <table:table-cell table:number-columns-repeated="244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formula="oooc:=PRODUCT([.C11];[.D11])" office:value-type="float" office:value="5">
            <text:p>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3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formula="oooc:=PRODUCT([.C12];[.D12])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43"/>
        </table:table-row>
        <table:table-row table:style-name="ro3" table:number-rows-repeated="18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P0" style:volatile="true">
      <number:text> </number:text>
      <number:number number:decimal-places="3" number:min-integer-digits="1" number:grouping="true"/>
      <number:text> </number:text>
    </number:number-style>
    <number:number-style style:name="N129P1" style:volatile="true">
      <number:text> -</number:text>
      <number:number number:decimal-places="3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4" number:min-integer-digits="1" number:grouping="true"/>
      <number:text> </number:text>
    </number:number-style>
    <number:number-style style:name="N130P1" style:volatile="true">
      <number:text> -</number:text>
      <number:number number:decimal-places="4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5" number:min-integer-digits="1" number:grouping="true"/>
      <number:text> </number:text>
    </number:number-style>
    <number:number-style style:name="N131P1" style:volatile="true">
      <number:text> -</number:text>
      <number:number number:decimal-places="5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6" number:min-integer-digits="1" number:grouping="true"/>
      <number:text> </number:text>
    </number:number-style>
    <number:number-style style:name="N132P1" style:volatile="true">
      <number:text> -</number:text>
      <number:number number:decimal-places="6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1" number:min-integer-digits="1" number:grouping="true"/>
      <number:text> </number:text>
    </number:number-style>
    <number:number-style style:name="N133P1" style:volatile="true">
      <number:text> -</number:text>
      <number:number number:decimal-places="1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 -</number:text>
      <number:number number:decimal-places="0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8">08.11.2007</text:date>, <text:time>15:1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eter Arrenbrecht</meta:initial-creator>
    <meta:creation-date>2005-11-22T22:05:38</meta:creation-date>
    <dc:date>2007-11-08T15:17:05</dc:date>
    <meta:editing-cycles>1</meta:editing-cycles>
    <meta:editing-duration>PT53S</meta:editing-duration>
    <meta:user-defined meta:name="Info 1"/>
    <meta:user-defined meta:name="Info 2"/>
    <meta:user-defined meta:name="Info 3"/>
    <meta:user-defined meta:name="Info 4"/>
    <meta:document-statistic meta:table-count="1" meta:cell-count="60"/>
  </office:meta>
</office:document-meta>
</file>